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 style:list-style-name="L5">
      <style:paragraph-properties fo:margin-top="0cm" fo:margin-bottom="0cm" loext:contextual-spacing="false"/>
    </style:style>
    <style:style style:name="P10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1171689" text:style-name="L1">
        <text:list-item>
          <text:p text:style-name="P1">For UNF we group all data in one entity, but already see  3 groups of fields that seem to represent entities (PersNo, Name, DateOfBirth) ; (LabCode, ,LabName) ; (ResearchCode, ResearchDescr, ResearchSuper) as related. </text:p>
        </text:list-item>
      </text:list>
      <text:list xml:id="list817822059" text:style-name="L2">
        <text:list-item>
          <text:p text:style-name="P7">UNF:  ((PersNo, Name, DateOfBirth), (LabCode, ,LabName), (ResearchCode, ResearchDescr, ResearchSuper)) </text:p>
        </text:list-item>
        <text:list-item>
          <text:p text:style-name="P2"/>
        </text:list-item>
      </text:list>
      <text:p text:style-name="Text_20_body">1NF:</text:p>
      <text:list xml:id="list1844613527" text:style-name="L3">
        <text:list-item>
          <text:p text:style-name="P3">Move  repeating group ResearchCode, ResearchDescr, ResearchSuper to a new table ResearchPro </text:p>
        </text:list-item>
      </text:list>
      <text:list xml:id="list3373717571" text:style-name="L4">
        <text:list-item>
          <text:p text:style-name="P8">Both ResearchCode and ResearchSuper are candidate keys </text:p>
        </text:list-item>
        <text:list-item>
          <text:p text:style-name="P8">ResearchPro[<text:span text:style-name="T1">ResearchCode</text:span>, ResearchDescr, ResearchSuper] </text:p>
        </text:list-item>
        <text:list-item>
          <text:p text:style-name="P8">As each lab member may work on different projects and this can be in different labs the current primary key consists of three field <text:span text:style-name="T1">PersNo</text:span>, <text:span text:style-name="T1">LabCode</text:span>, <text:span text:style-name="T1">ResearchCo</text:span> </text:p>
        </text:list-item>
        <text:list-item>
          <text:p text:style-name="P4">[(<text:span text:style-name="T1">PersNo</text:span>, Name, DateOfBirth) ; (<text:span text:style-name="T1">LabCode</text:span>, ,LabName); <text:span text:style-name="T1">ResearchCo)]</text:span> </text:p>
        </text:list-item>
      </text:list>
      <text:p text:style-name="Text_20_body">2NF:</text:p>
      <text:list xml:id="list4193173880" text:style-name="L5">
        <text:list-item>
          <text:p text:style-name="P9">The non prime attribute ResearchDesc is dependent on the candidate keys for ResearchPro which are ResearchCode and ResearchSuper, therefore ResearchPro is in 2NF </text:p>
        </text:list-item>
        <text:list-item>
          <text:p text:style-name="P9">The non prime attributes Name and DateOfBirth are not dependent on the composite key PersNo, LabCode, ResearchCo but only on PersNo, therefore we can make a new table LabMember[<text:span text:style-name="T1">PersNo, </text:span>Name, DateOfBirth] </text:p>
        </text:list-item>
        <text:list-item>
          <text:p text:style-name="P9">The non prime attribute LabName is not dependent on the composite key PersNo, LabCode, ResearchCo but only on LabCode, therefore we can make a new table Lab[<text:span text:style-name="T1">LabCode, </text:span>LabName] </text:p>
        </text:list-item>
        <text:list-item>
          <text:p text:style-name="P5">The last table is [(<text:span text:style-name="T1">PersNo</text:span>,  <text:span text:style-name="T1">LabCode</text:span>,  <text:span text:style-name="T1">ResearchCo)]</text:span> </text:p>
        </text:list-item>
      </text:list>
      <text:p text:style-name="Text_20_body">3NF:</text:p>
      <text:list xml:id="list496557345" text:style-name="L6">
        <text:list-item>
          <text:p text:style-name="P10">ResearchPro is in 3NF because the non prime attribute ResearchDescr is non-transitively dependent on the candidate keys </text:p>
        </text:list-item>
        <text:list-item>
          <text:p text:style-name="P6">This is also the case for the other tables, so they are in 3NF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0:17:42.893239363</meta:creation-date>
    <dc:date>2019-05-22T20:18:21.821614547</dc:date>
    <meta:editing-duration>PT40S</meta:editing-duration>
    <meta:editing-cycles>1</meta:editing-cycles>
    <meta:document-statistic meta:table-count="0" meta:image-count="0" meta:object-count="0" meta:page-count="1" meta:paragraph-count="17" meta:word-count="234" meta:character-count="1551" meta:non-whitespace-character-count="1329"/>
    <meta:generator>LibreOffice/6.0.6.2$Linux_X86_64 LibreOffice_project/00$Build-2</meta:generator>
  </office:meta>
</office:document-meta>
</file>